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5M00S">
            <text:p>23:45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8M00S">
            <text:p>23:48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7" office:value-type="date" office:date-value="2020-01-26">
            <text:p>26/01/20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4M00S">
            <text:p>00:04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1M00S">
            <text:p>07:41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7" office:value-type="date" office:date-value="2020-01-26">
            <text:p>26/01/20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5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8"/>
          <table:table-cell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6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6/01/2020</text:date>, <text:time>20:23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6T20:23:47.48</dc:date>
    <meta:editing-duration>PT7H59M41S</meta:editing-duration>
    <meta:editing-cycles>50</meta:editing-cycles>
    <meta:generator>OpenOffice/4.1.7$Win32 OpenOffice.org_project/417m1$Build-9800</meta:generator>
    <meta:document-statistic meta:table-count="3" meta:cell-count="300" meta:object-count="0"/>
  </office:meta>
</office:document-meta>
</file>